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background-color="#FFFFFF"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40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<text:s/></text:span><text:span text:style-name="T40">Quintan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Estructura de Datos y Algoritmos 1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8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endoza Bolaños Carlos Gabriel</text:p>
          </table:table-cell>
        </table:table-row>
        <table:table-row table:style-name="TableRow69">
          <table:table-cell table:style-name="TableCell70">
            <text:p text:style-name="P71">No. de Equipo de cómputo emplead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4<text:s/>Marzo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aviliondv4</dc:creator>
    <meta:creation-date>2020-03-25T00:44:00Z</meta:creation-date>
    <dc:date>2020-03-25T00:44:00Z</dc:date>
    <meta:template xlink:href="Normal" xlink:type="simple"/>
    <meta:editing-cycles>2</meta:editing-cycles>
    <meta:editing-duration>PT0S</meta:editing-duration>
    <meta:document-statistic meta:page-count="1" meta:paragraph-count="1" meta:word-count="76" meta:character-count="494" meta:row-count="3" meta:non-whitespace-character-count="419"/>
  </office:meta>
</office:document-meta>
</file>